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" office:value-type="string" calcext:value-type="string" table:number-columns-spanned="5" table:number-rows-spanned="1">
            <text:p>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" office:value-type="string" calcext:value-type="string" table:number-columns-spanned="1" table:number-rows-spanned="7">
            <text:p>g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covered-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covered-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covered-table-cell table:style-name="ce2"/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covered-table-cell table:style-name="ce2"/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covered-table-cell table:style-name="ce2"/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5" table:number-columns-repeated="3"/>
          <table:table-cell table:style-name="ce6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fl </meta:initial-creator>
    <meta:creation-date>2016-01-26T21:41:45.898373821</meta:creation-date>
    <dc:date>2016-01-26T23:52:20.750769676</dc:date>
    <dc:creator>dfl </dc:creator>
    <meta:editing-duration>PT40M3S</meta:editing-duration>
    <meta:editing-cycles>2</meta:editing-cycles>
    <meta:generator>LibreOffice/4.4.3.2$Linux_X86_64 LibreOffice_project/40m0$Build-2</meta:generator>
    <meta:document-statistic meta:table-count="1" meta:cell-count="110" meta:object-count="0"/>
  </office:meta>
</office:document-meta>
</file>